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color="#c9211e" loext:opacity="100%" officeooo:rsid="001c664d" officeooo:paragraph-rsid="001c664d"/>
    </style:style>
    <style:style style:name="T1" style:family="text">
      <style:text-properties style:font-name="serif"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. 16 last sentence – “..the target is inferred to share a most recent ancestor with that reference haploid, relative to all other reference haploids,..” – perhaps ‘more recent’ than </text:span>‘<text:span text:style-name="T1">most recent’ (sensu MRCA, which all sequences share at some point), and probably only in case the other reference haploids show lower matching.</text:span></text:p>
      <text:p text:style-name="P1"><text:span text:style-name="T1"/></text:p>
      <text:p text:style-name="P2"><text:span text:style-name="T1">Feel like this is OK, since it’s specifying ‘most recent’ relative to the other haploids in the datase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12:14:20.804911629</meta:creation-date>
    <dc:date>2022-03-13T12:15:24.034500066</dc:date>
    <meta:editing-duration>PT1M3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1" meta:paragraph-count="2" meta:word-count="69" meta:character-count="432" meta:non-whitespace-character-count="362"/>
  </office:meta>
</office:document-meta>
</file>